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7" draw:id="id7" draw:layer="layout" svg:width="4cm" svg:height="0.8cm" svg:x="9.8cm" svg:y="7.95cm">
          <text:p text:style-name="P1">Factory GUI</text:p>
        </draw:rect>
        <draw:rect draw:style-name="gr1" draw:text-style-name="P1" xml:id="id11" draw:id="id11" draw:layer="layout" svg:width="3.4cm" svg:height="0.8cm" svg:x="6.2cm" svg:y="16.6cm">
          <text:p text:style-name="P1">Assembler</text:p>
        </draw:rect>
        <draw:rect draw:style-name="gr1" draw:text-style-name="P1" xml:id="id13" draw:id="id13" draw:layer="layout" svg:width="2.4cm" svg:height="0.8cm" svg:x="12.4cm" svg:y="16.6cm">
          <text:p text:style-name="P1">Checker</text:p>
        </draw:rect>
        <draw:rect draw:style-name="gr1" draw:text-style-name="P1" xml:id="id9" draw:id="id9" draw:layer="layout" svg:width="2.8cm" svg:height="0.8cm" svg:x="18.4cm" svg:y="16.6cm">
          <text:p text:style-name="P1">Deliverer</text:p>
        </draw:rect>
        <draw:rect draw:style-name="gr1" draw:text-style-name="P1" xml:id="id2" draw:id="id2" draw:layer="layout" svg:width="2.4cm" svg:height="0.8cm" svg:x="22.7cm" svg:y="7.952cm">
          <text:p text:style-name="P1">Handler</text:p>
        </draw:rect>
        <draw:ellipse draw:style-name="gr1" draw:text-style-name="P1" xml:id="id10" draw:id="id10" draw:layer="layout" svg:width="2.4cm" svg:height="1.7cm" svg:x="3.3cm" svg:y="13.5cm">
          <text:p text:style-name="P1">Parts</text:p>
        </draw:ellipse>
        <draw:rect draw:style-name="gr1" draw:text-style-name="P1" xml:id="id16" draw:id="id16" draw:layer="layout" svg:width="2.9cm" svg:height="0.8cm" svg:x="1.15cm" svg:y="16.6cm">
          <text:p text:style-name="P1">Supplier</text:p>
        </draw:rect>
        <draw:ellipse draw:style-name="gr1" draw:text-style-name="P1" xml:id="id6" draw:id="id6" draw:layer="layout" svg:width="2.4cm" svg:height="1.7cm" svg:x="6.7cm" svg:y="13.5cm">
          <text:p text:style-name="P1">Single</text:p>
        </draw:ellipse>
        <draw:ellipse draw:style-name="gr1" draw:text-style-name="P1" xml:id="id8" draw:id="id8" draw:layer="layout" svg:width="2.4cm" svg:height="2.1cm" svg:x="2.4cm" svg:y="7.3cm">
          <text:p text:style-name="P1">Order</text:p>
        </draw:ellipse>
        <draw:ellipse draw:style-name="gr1" draw:text-style-name="P1" xml:id="id15" draw:id="id15" draw:layer="layout" svg:width="4.4cm" svg:height="1.6cm" svg:x="17.6cm" svg:y="13.4cm">
          <text:p text:style-name="P1">Disassembled</text:p>
        </draw:ellipse>
        <draw:ellipse draw:style-name="gr1" draw:text-style-name="P1" xml:id="id1" draw:id="id1" draw:layer="layout" svg:width="3.2cm" svg:height="1.6cm" svg:x="22.3cm" svg:y="13.4cm">
          <text:p text:style-name="P1">Delivered</text:p>
        </draw:ellipse>
        <draw:connector draw:style-name="gr2" draw:text-style-name="P1" draw:layer="layout" draw:type="line" svg:x1="23.9cm" svg:y1="13.4cm" svg:x2="23.9cm" svg:y2="8.752cm" draw:start-shape="id1" draw:start-glue-point="0" draw:end-shape="id2" draw:end-glue-point="2" svg:d="m23900 13400v-4648">
          <text:p/>
        </draw:connector>
        <draw:ellipse draw:style-name="gr1" draw:text-style-name="P1" xml:id="id3" draw:id="id3" draw:layer="layout" svg:width="3.2cm" svg:height="1.7cm" svg:x="16.8cm" svg:y="7.5cm">
          <text:p text:style-name="P1">Distributed</text:p>
        </draw:ellipse>
        <draw:connector draw:style-name="gr2" draw:text-style-name="P1" draw:layer="layout" draw:type="line" svg:x1="22.7cm" svg:y1="8.352cm" svg:x2="20cm" svg:y2="8.35cm" draw:start-shape="id2" draw:start-glue-point="3" draw:end-shape="id3" draw:end-glue-point="1" svg:d="m22700 8352-2700-2">
          <text:p/>
        </draw:connector>
        <draw:ellipse draw:style-name="gr1" draw:text-style-name="P1" xml:id="id12" draw:id="id12" draw:layer="layout" svg:width="3.3cm" svg:height="1.7cm" svg:x="10.15cm" svg:y="13.4cm">
          <text:p text:style-name="P1">Assembled</text:p>
        </draw:ellipse>
        <draw:ellipse draw:style-name="gr1" draw:text-style-name="P1" xml:id="id14" draw:id="id14" draw:layer="layout" svg:width="2.5cm" svg:height="1.7cm" svg:x="14.1cm" svg:y="13.4cm">
          <text:p text:style-name="P1">Checked</text:p>
        </draw:ellipse>
        <draw:ellipse draw:style-name="gr1" draw:text-style-name="P1" xml:id="id4" draw:id="id4" draw:layer="layout" svg:width="3.2cm" svg:height="1.7cm" svg:x="20.5cm" svg:y="4.8cm">
          <text:p text:style-name="P1">Demand</text:p>
        </draw:ellipse>
        <draw:ellipse draw:style-name="gr1" draw:text-style-name="P1" xml:id="id17" draw:id="id17" draw:layer="layout" svg:width="3.2cm" svg:height="1.7cm" svg:x="23.8cm" svg:y="4.8cm">
          <text:p text:style-name="P1">Stock</text:p>
        </draw:ellipse>
        <draw:connector draw:style-name="gr2" draw:text-style-name="P1" draw:layer="layout" draw:type="line" svg:x1="22.1cm" svg:y1="6.5cm" svg:x2="23.9cm" svg:y2="7.952cm" draw:start-shape="id4" draw:start-glue-point="2" draw:end-shape="id2" draw:end-glue-point="0" svg:d="m22100 6500 1800 1452">
          <text:p/>
        </draw:connector>
        <draw:rect draw:style-name="gr1" draw:text-style-name="P1" xml:id="id5" draw:id="id5" draw:layer="layout" svg:width="4.6cm" svg:height="0.8cm" svg:x="21.6cm" svg:y="2.6cm">
          <text:p text:style-name="P1">Distributor GUI</text:p>
        </draw:rect>
        <draw:connector draw:style-name="gr3" draw:text-style-name="P1" draw:layer="layout" draw:type="line" svg:x1="22.1cm" svg:y1="4.8cm" svg:x2="23.9cm" svg:y2="3.4cm" draw:start-shape="id4" draw:start-glue-point="0" draw:end-shape="id5" draw:end-glue-point="2" svg:d="m22100 4800 1800-1400">
          <text:p/>
        </draw:connector>
        <draw:connector draw:style-name="gr3" draw:text-style-name="P1" draw:layer="layout" draw:type="line" svg:x1="7.9cm" svg:y1="13.5cm" svg:x2="11.8cm" svg:y2="8.75cm" draw:start-shape="id6" draw:start-glue-point="0" draw:end-shape="id7" draw:end-glue-point="2" svg:d="m7900 13500 3900-4750">
          <text:p/>
        </draw:connector>
        <draw:connector draw:style-name="gr3" draw:text-style-name="P1" draw:layer="layout" draw:type="line" svg:x1="4.8cm" svg:y1="8.35cm" svg:x2="9.8cm" svg:y2="8.35cm" draw:start-shape="id8" draw:start-glue-point="1" draw:end-shape="id7" draw:end-glue-point="3" svg:d="m4800 8350h5000">
          <text:p/>
        </draw:connector>
        <draw:connector draw:style-name="gr2" draw:text-style-name="P1" draw:layer="layout" draw:type="lines" draw:line-skew="0cm 2.199cm" svg:x1="19.8cm" svg:y1="17.4cm" svg:x2="4.5cm" svg:y2="15.2cm" draw:start-shape="id9" draw:start-glue-point="2" draw:end-shape="id10" draw:end-glue-point="2" svg:d="m19800 17400v501l-15300-1v-2700">
          <text:p/>
        </draw:connector>
        <draw:connector draw:style-name="gr2" draw:text-style-name="P1" draw:layer="layout" draw:type="lines" draw:line-skew="-0.501cm" svg:x1="5.7cm" svg:y1="14.35cm" svg:x2="6.2cm" svg:y2="17cm" draw:start-shape="id10" draw:start-glue-point="1" draw:end-shape="id11" draw:end-glue-point="3" svg:d="m5700 14350v0l-1 2650h501">
          <text:p/>
        </draw:connector>
        <draw:connector draw:style-name="gr2" draw:text-style-name="P1" draw:layer="layout" draw:type="line" svg:x1="7.9cm" svg:y1="15.2cm" svg:x2="7.9cm" svg:y2="16.6cm" draw:start-shape="id6" draw:start-glue-point="2" draw:end-shape="id11" draw:end-glue-point="0" svg:d="m7900 15200v1400">
          <text:p/>
        </draw:connector>
        <draw:connector draw:style-name="gr2" draw:text-style-name="P1" draw:layer="layout" draw:type="lines" draw:line-skew="-0.501cm" svg:x1="9.6cm" svg:y1="17cm" svg:x2="10.15cm" svg:y2="14.25cm" draw:start-shape="id11" draw:start-glue-point="1" draw:end-shape="id12" draw:end-glue-point="3" svg:d="m9600 17000v0l49-2750h501">
          <text:p/>
        </draw:connector>
        <draw:connector draw:style-name="gr2" draw:text-style-name="P1" draw:layer="layout" draw:type="lines" svg:x1="13.6cm" svg:y1="16.6cm" svg:x2="14.1cm" svg:y2="14.25cm" draw:start-shape="id13" draw:start-glue-point="0" draw:end-shape="id14" draw:end-glue-point="3" svg:d="m13600 16600v-501l-20-1849h520">
          <text:p/>
        </draw:connector>
        <draw:connector draw:style-name="gr2" draw:text-style-name="P1" draw:layer="layout" draw:type="lines" draw:line-skew="0cm -0.799cm" svg:x1="16.6cm" svg:y1="14.25cm" svg:x2="18.4cm" svg:y2="17cm" draw:start-shape="id14" draw:start-glue-point="1" draw:end-shape="id9" svg:d="m16600 14250h519l-19 2750h1300">
          <text:p/>
        </draw:connector>
        <draw:connector draw:style-name="gr2" draw:text-style-name="P1" draw:layer="layout" draw:type="lines" svg:x1="19.8cm" svg:y1="16.6cm" svg:x2="19.8cm" svg:y2="15cm" draw:start-shape="id9" draw:start-glue-point="0" draw:end-shape="id15" draw:end-glue-point="2" svg:d="m19800 16600v-501-598-501">
          <text:p/>
        </draw:connector>
        <draw:connector draw:style-name="gr2" draw:text-style-name="P1" draw:layer="layout" draw:type="lines" draw:line-skew="2.199cm" svg:x1="21.2cm" svg:y1="17cm" svg:x2="23.9cm" svg:y2="15cm" draw:start-shape="id9" draw:start-glue-point="1" draw:end-shape="id1" draw:end-glue-point="2" svg:d="m21200 17000h2700v-1499-501">
          <text:p/>
        </draw:connector>
        <draw:connector draw:style-name="gr2" draw:text-style-name="P1" draw:layer="layout" draw:type="lines" draw:line-skew="0cm -0.199cm" svg:x1="2.6cm" svg:y1="16.6cm" svg:x2="3.3cm" svg:y2="14.35cm" draw:start-shape="id16" draw:start-glue-point="0" draw:end-shape="id10" draw:end-glue-point="3" svg:d="m2600 16600v-501-1749h700">
          <text:p/>
        </draw:connector>
        <draw:connector draw:style-name="gr2" draw:text-style-name="P1" draw:layer="layout" draw:type="lines" draw:line-skew="0cm -0.099cm" svg:x1="11.8cm" svg:y1="15.1cm" svg:x2="12.4cm" svg:y2="17cm" draw:start-shape="id12" draw:start-glue-point="2" draw:end-shape="id13" svg:d="m11800 15100v501 1399h600">
          <text:p/>
        </draw:connector>
        <draw:connector draw:style-name="gr2" draw:text-style-name="P1" draw:layer="layout" draw:type="line" svg:x1="4.5cm" svg:y1="13.5cm" svg:x2="11.8cm" svg:y2="8.75cm" draw:start-shape="id10" draw:start-glue-point="0" draw:end-shape="id7" draw:end-glue-point="2" svg:d="m4500 13500 7300-4750">
          <text:p/>
        </draw:connector>
        <draw:connector draw:style-name="gr2" draw:text-style-name="P1" draw:layer="layout" draw:type="line" svg:x1="11.8cm" svg:y1="13.4cm" svg:x2="11.8cm" svg:y2="8.75cm" draw:start-shape="id12" draw:start-glue-point="0" draw:end-shape="id7" draw:end-glue-point="2" svg:d="m11800 13400v-4650">
          <text:p/>
        </draw:connector>
        <draw:connector draw:style-name="gr2" draw:text-style-name="P1" draw:layer="layout" draw:type="line" svg:x1="15.35cm" svg:y1="13.4cm" svg:x2="11.8cm" svg:y2="8.75cm" draw:start-shape="id14" draw:start-glue-point="0" draw:end-shape="id7" draw:end-glue-point="2" svg:d="m15350 13400-3550-4650">
          <text:p/>
        </draw:connector>
        <draw:connector draw:style-name="gr2" draw:text-style-name="P1" draw:layer="layout" draw:type="line" svg:x1="19.8cm" svg:y1="13.4cm" svg:x2="11.8cm" svg:y2="8.75cm" draw:start-shape="id15" draw:start-glue-point="0" draw:end-shape="id7" draw:end-glue-point="2" svg:d="m19800 13400-8000-4650">
          <text:p/>
        </draw:connector>
        <draw:connector draw:style-name="gr2" draw:text-style-name="P1" draw:layer="layout" draw:type="line" svg:x1="23.9cm" svg:y1="13.4cm" svg:x2="11.8cm" svg:y2="8.75cm" draw:start-shape="id1" draw:start-glue-point="0" draw:end-shape="id7" draw:end-glue-point="2" svg:d="m23900 13400-12100-4650">
          <text:p/>
        </draw:connector>
        <draw:connector draw:style-name="gr2" draw:text-style-name="P1" draw:layer="layout" draw:type="line" svg:x1="16.8cm" svg:y1="8.35cm" svg:x2="13.8cm" svg:y2="8.35cm" draw:start-shape="id3" draw:start-glue-point="3" draw:end-shape="id7" draw:end-glue-point="1" svg:d="m16800 8350h-3000">
          <text:p/>
        </draw:connector>
        <draw:connector draw:style-name="gr3" draw:text-style-name="P1" draw:layer="layout" draw:type="line" svg:x1="23.9cm" svg:y1="7.952cm" svg:x2="25.4cm" svg:y2="6.5cm" draw:start-shape="id2" draw:start-glue-point="0" draw:end-shape="id17" draw:end-glue-point="2" svg:d="m23900 7952 1500-1452">
          <text:p/>
        </draw:connector>
        <draw:connector draw:style-name="gr2" draw:text-style-name="P1" draw:layer="layout" draw:type="line" svg:x1="25.4cm" svg:y1="4.8cm" svg:x2="23.9cm" svg:y2="3.4cm" draw:start-shape="id17" draw:start-glue-point="0" draw:end-shape="id5" draw:end-glue-point="2" svg:d="m25400 4800-1500-1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14T20:42:46.03</meta:creation-date>
    <dc:date>2014-06-14T22:44:54.66</dc:date>
    <meta:editing-duration>PT15M25S</meta:editing-duration>
    <meta:editing-cycles>6</meta:editing-cycles>
    <meta:generator>OpenOffice/4.0.0$Win32 OpenOffice.org_project/400m3$Build-9702</meta:generator>
    <meta:document-statistic meta:object-count="41"/>
  </office:meta>
</office:document-meta>
</file>